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07df5" officeooo:paragraph-rsid="00107df5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3eb4fa" officeooo:paragraph-rsid="00520fb8" style:font-weight-asian="normal" style:font-weight-complex="normal"/>
    </style:style>
    <style:style style:name="P3" style:family="paragraph" style:parent-style-name="Standard">
      <style:text-properties fo:font-weight="normal" officeooo:rsid="00655885" officeooo:paragraph-rsid="00655885" style:font-weight-asian="normal" style:font-weight-complex="normal"/>
    </style:style>
    <style:style style:name="P4" style:family="paragraph" style:parent-style-name="Standard">
      <style:text-properties fo:font-weight="normal" officeooo:rsid="00c8e090" officeooo:paragraph-rsid="00e4910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c8e090" style:font-weight-asian="normal" style:font-weight-complex="normal"/>
    </style:style>
    <style:style style:name="P6" style:family="paragraph" style:parent-style-name="Standard">
      <style:text-properties fo:font-weight="normal" officeooo:rsid="00c8e090" officeooo:paragraph-rsid="00fbf1a7" style:font-weight-asian="normal" style:font-weight-complex="normal"/>
    </style:style>
    <style:style style:name="P7" style:family="paragraph" style:parent-style-name="Standard">
      <style:text-properties officeooo:paragraph-rsid="00832143"/>
    </style:style>
    <style:style style:name="P8" style:family="paragraph" style:parent-style-name="Standard">
      <style:paragraph-properties fo:text-align="start" style:justify-single-word="false"/>
      <style:text-properties fo:font-weight="bold" officeooo:rsid="00107df5" officeooo:paragraph-rsid="0084921f" style:font-weight-asian="bold" style:font-weight-complex="bold"/>
    </style:style>
    <style:style style:name="P9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0972292" style:font-weight-asian="bold" style:font-weight-complex="bold"/>
    </style:style>
    <style:style style:name="P10" style:family="paragraph" style:parent-style-name="Standard">
      <style:text-properties fo:font-weight="bold" officeooo:rsid="00107df5" officeooo:paragraph-rsid="0084921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paragraph-rsid="00107df5" style:font-weight-asian="bold" style:font-weight-complex="bold"/>
    </style:style>
    <style:style style:name="P12" style:family="paragraph" style:parent-style-name="Standard">
      <style:text-properties officeooo:rsid="00107df5" officeooo:paragraph-rsid="0084921f"/>
    </style:style>
    <style:style style:name="P13" style:family="paragraph" style:parent-style-name="Standard">
      <style:paragraph-properties fo:text-align="start" style:justify-single-word="false" style:writing-mode="lr-tb"/>
      <style:text-properties officeooo:paragraph-rsid="00c30e7f"/>
    </style:style>
    <style:style style:name="P14" style:family="paragraph" style:parent-style-name="Standard">
      <style:paragraph-properties fo:text-align="start" style:justify-single-word="false" style:writing-mode="lr-tb"/>
      <style:text-properties officeooo:paragraph-rsid="00f72331"/>
    </style:style>
    <style:style style:name="P15" style:family="paragraph" style:parent-style-name="Standard">
      <style:paragraph-properties fo:text-align="start" style:justify-single-word="false"/>
      <style:text-properties officeooo:paragraph-rsid="00f8bb1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text-properties style:text-underline-style="solid" style:text-underline-width="auto" style:text-underline-color="font-color"/>
    </style:style>
    <style:style style:name="P18" style:family="paragraph" style:parent-style-name="Standard">
      <style:text-properties officeooo:rsid="00af5c92" officeooo:paragraph-rsid="00af5c92"/>
    </style:style>
    <style:style style:name="P19" style:family="paragraph" style:parent-style-name="Standard">
      <style:text-properties fo:color="#000000" loext:opacity="100%" fo:font-weight="normal" officeooo:rsid="00655885" officeooo:paragraph-rsid="00655885" style:font-weight-asian="normal" style:font-weight-complex="normal"/>
    </style:style>
    <style:style style:name="P20" style:family="paragraph" style:parent-style-name="Standard">
      <style:text-properties fo:color="#000000" loext:opacity="100%" fo:font-weight="bold" officeooo:rsid="00107df5" officeooo:paragraph-rsid="00107df5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weight="bold" style:font-weight-asian="bold" style:font-weight-complex="bold"/>
    </style:style>
    <style:style style:name="P22" style:family="paragraph" style:parent-style-name="Standard">
      <style:text-properties officeooo:rsid="00d6d65c" officeooo:paragraph-rsid="00d6d65c"/>
    </style:style>
    <style:style style:name="P23" style:family="paragraph" style:parent-style-name="Standard">
      <style:paragraph-properties style:writing-mode="lr-tb"/>
      <style:text-properties officeooo:rsid="00e9df66" officeooo:paragraph-rsid="00e9df66"/>
    </style:style>
    <style:style style:name="P24" style:family="paragraph" style:parent-style-name="Standard">
      <style:paragraph-properties style:writing-mode="lr-tb"/>
      <style:text-properties officeooo:rsid="00ece148" officeooo:paragraph-rsid="00ece148"/>
    </style:style>
    <style:style style:name="P25" style:family="paragraph" style:parent-style-name="Standard">
      <style:paragraph-properties fo:text-align="justify" style:justify-single-word="false" style:writing-mode="lr-tb"/>
      <style:text-properties officeooo:paragraph-rsid="00f72331"/>
    </style:style>
    <style:style style:name="P26" style:family="paragraph" style:parent-style-name="Standard">
      <style:text-properties officeooo:paragraph-rsid="00ce2319"/>
    </style:style>
    <style:style style:name="P27" style:family="paragraph" style:parent-style-name="Standard">
      <style:text-properties fo:font-weight="normal" officeooo:rsid="00107df5" officeooo:paragraph-rsid="00832143" style:font-weight-asian="normal" style:font-weight-complex="normal"/>
    </style:style>
    <style:style style:name="P28" style:family="paragraph" style:parent-style-name="Standard">
      <style:paragraph-properties fo:text-align="justify" style:justify-single-word="false" style:writing-mode="lr-tb"/>
      <style:text-properties fo:font-weight="normal" officeooo:rsid="00236323" officeooo:paragraph-rsid="010b8e44" style:font-weight-asian="normal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fo:font-weight="normal" officeooo:rsid="010377ff" officeooo:paragraph-rsid="01039f42" style:font-weight-asian="normal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fo:font-weight="normal" officeooo:rsid="010377ff" officeooo:paragraph-rsid="010a929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10488d8" officeooo:paragraph-rsid="0109a5b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10488d8" officeooo:paragraph-rsid="010a929b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10df469" officeooo:paragraph-rsid="010df469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10df469" officeooo:paragraph-rsid="011d1b76" style:font-weight-asian="normal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fo:font-weight="normal" officeooo:rsid="01111fad" officeooo:paragraph-rsid="0111e4ab" style:font-weight-asian="normal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fo:font-weight="normal" officeooo:rsid="01111fad" officeooo:paragraph-rsid="01132e5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bold" officeooo:rsid="00107df5" officeooo:paragraph-rsid="0084921f" style:font-weight-asian="bold" style:font-weight-complex="bold"/>
    </style:style>
    <style:style style:name="P38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0f2e08" style:font-weight-asian="bold" style:font-weight-complex="bold"/>
    </style:style>
    <style:style style:name="P39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132e55" style:font-weight-asian="bold" style:font-weight-complex="bold"/>
    </style:style>
    <style:style style:name="P40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163493" style:font-weight-asian="bold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fo:font-weight="bold" officeooo:rsid="00107df5" officeooo:paragraph-rsid="0117efdc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855cc8"/>
    </style:style>
    <style:style style:name="P43" style:family="paragraph" style:parent-style-name="Standard">
      <style:paragraph-properties fo:text-align="start" style:justify-single-word="false" style:writing-mode="lr-tb"/>
      <style:text-properties officeooo:paragraph-rsid="009573a6"/>
    </style:style>
    <style:style style:name="P44" style:family="paragraph" style:parent-style-name="Standard">
      <style:text-properties officeooo:rsid="00d6d65c" officeooo:paragraph-rsid="00d6d65c"/>
    </style:style>
    <style:style style:name="P45" style:family="paragraph" style:parent-style-name="Standard">
      <style:text-properties officeooo:rsid="011858e9" officeooo:paragraph-rsid="011858e9"/>
    </style:style>
    <style:style style:name="T1" style:family="text">
      <style:text-properties fo:font-weight="normal" officeooo:rsid="00107df5" style:font-weight-asian="normal" style:font-weight-complex="normal"/>
    </style:style>
    <style:style style:name="T2" style:family="text">
      <style:text-properties fo:font-weight="normal" officeooo:rsid="00cc1870" style:font-weight-asian="normal" style:font-weight-complex="normal"/>
    </style:style>
    <style:style style:name="T3" style:family="text">
      <style:text-properties fo:font-weight="normal" officeooo:rsid="00fbf1a7" style:font-weight-asian="normal" style:font-weight-complex="normal"/>
    </style:style>
    <style:style style:name="T4" style:family="text">
      <style:text-properties fo:font-weight="normal" officeooo:rsid="00fd9611" style:font-weight-asian="normal" style:font-weight-complex="normal"/>
    </style:style>
    <style:style style:name="T5" style:family="text">
      <style:text-properties fo:font-weight="normal" officeooo:rsid="00fe2e1a" style:font-weight-asian="normal" style:font-weight-complex="normal"/>
    </style:style>
    <style:style style:name="T6" style:family="text">
      <style:text-properties fo:font-weight="normal" officeooo:rsid="00d06835" style:font-weight-asian="normal" style:font-weight-complex="normal"/>
    </style:style>
    <style:style style:name="T7" style:family="text">
      <style:text-properties fo:font-weight="normal" officeooo:rsid="01038dc2" style:font-weight-asian="normal" style:font-weight-complex="normal"/>
    </style:style>
    <style:style style:name="T8" style:family="text">
      <style:text-properties fo:font-weight="normal" officeooo:rsid="01039f42" style:font-weight-asian="normal" style:font-weight-complex="normal"/>
    </style:style>
    <style:style style:name="T9" style:family="text">
      <style:text-properties fo:font-weight="normal" officeooo:rsid="00be0635" style:font-weight-asian="normal" style:font-weight-complex="normal"/>
    </style:style>
    <style:style style:name="T10" style:family="text">
      <style:text-properties fo:font-weight="normal" officeooo:rsid="01066c5d" style:font-weight-asian="normal" style:font-weight-complex="normal"/>
    </style:style>
    <style:style style:name="T11" style:family="text">
      <style:text-properties fo:font-weight="normal" officeooo:rsid="0106888d" style:font-weight-asian="normal" style:font-weight-complex="normal"/>
    </style:style>
    <style:style style:name="T12" style:family="text">
      <style:text-properties fo:font-weight="normal" officeooo:rsid="010a929b" style:font-weight-asian="normal" style:font-weight-complex="normal"/>
    </style:style>
    <style:style style:name="T13" style:family="text">
      <style:text-properties fo:font-weight="normal" officeooo:rsid="0111e4ab" style:font-weight-asian="normal" style:font-weight-complex="normal"/>
    </style:style>
    <style:style style:name="T14" style:family="text">
      <style:text-properties fo:font-weight="normal" officeooo:rsid="01132e55" style:font-weight-asian="normal" style:font-weight-complex="normal"/>
    </style:style>
    <style:style style:name="T15" style:family="text">
      <style:text-properties fo:font-weight="normal" officeooo:rsid="011d7e19" style:font-weight-asian="normal" style:font-weight-complex="normal"/>
    </style:style>
    <style:style style:name="T16" style:family="text">
      <style:text-properties officeooo:rsid="0084921f"/>
    </style:style>
    <style:style style:name="T17" style:family="text">
      <style:text-properties fo:color="#000000" loext:opacity="100%" fo:font-weight="normal" officeooo:rsid="00c30e7f" style:font-weight-asian="normal" style:font-weight-complex="normal"/>
    </style:style>
    <style:style style:name="T18" style:family="text">
      <style:text-properties fo:color="#000000" loext:opacity="100%" fo:font-weight="normal" officeooo:rsid="00f72331" style:font-weight-asian="normal" style:font-weight-complex="normal"/>
    </style:style>
    <style:style style:name="T19" style:family="text">
      <style:text-properties fo:color="#000000" loext:opacity="100%" fo:font-weight="normal" officeooo:rsid="00f8b1ec" style:font-weight-asian="normal" style:font-weight-complex="normal"/>
    </style:style>
    <style:style style:name="T20" style:family="text">
      <style:text-properties fo:color="#000000" loext:opacity="100%" fo:font-weight="normal" officeooo:rsid="00b7d673" style:font-weight-asian="normal" style:font-weight-complex="normal"/>
    </style:style>
    <style:style style:name="T21" style:family="text">
      <style:text-properties fo:color="#000000" loext:opacity="100%" fo:font-weight="normal" officeooo:rsid="010a929b" style:font-weight-asian="normal" style:font-weight-complex="normal"/>
    </style:style>
    <style:style style:name="T22" style:family="text">
      <style:text-properties fo:color="#000000" loext:opacity="100%" fo:font-weight="normal" officeooo:rsid="011d1b76" style:font-weight-asian="normal" style:font-weight-complex="normal"/>
    </style:style>
    <style:style style:name="T23" style:family="text">
      <style:text-properties fo:color="#000000" loext:opacity="100%" officeooo:rsid="00c4349c"/>
    </style:style>
    <style:style style:name="T24" style:family="text">
      <style:text-properties fo:color="#000000" loext:opacity="100%" officeooo:rsid="00f66c2e"/>
    </style:style>
    <style:style style:name="T25" style:family="text">
      <style:text-properties fo:color="#000000" loext:opacity="100%" officeooo:rsid="00be0635"/>
    </style:style>
    <style:style style:name="T26" style:family="text">
      <style:text-properties fo:color="#000000" loext:opacity="100%" officeooo:rsid="00b7d673"/>
    </style:style>
    <style:style style:name="T27" style:family="text">
      <style:text-properties fo:color="#000000" loext:opacity="100%" officeooo:rsid="00b9c2bb"/>
    </style:style>
    <style:style style:name="T28" style:family="text">
      <style:text-properties fo:color="#000000" loext:opacity="100%" officeooo:rsid="0109a5b9"/>
    </style:style>
    <style:style style:name="T29" style:family="text">
      <style:text-properties fo:color="#000000" loext:opacity="100%" fo:font-weight="bold" officeooo:rsid="00107df5" style:font-weight-asian="bold" style:font-weight-complex="bold"/>
    </style:style>
    <style:style style:name="T30" style:family="text">
      <style:text-properties fo:color="#000000" loext:opacity="100%" fo:font-style="normal" officeooo:rsid="00107df5" style:font-style-asian="normal" style:font-style-complex="normal"/>
    </style:style>
    <style:style style:name="T31" style:family="text">
      <style:text-properties fo:color="#000000" loext:opacity="100%" fo:font-style="normal" fo:font-weight="bold" officeooo:rsid="00107df5" style:font-style-asian="normal" style:font-weight-asian="bold" style:font-style-complex="normal" style:font-weight-complex="bold"/>
    </style:style>
    <style:style style:name="T32" style:family="text">
      <style:text-properties fo:color="#000000" loext:opacity="100%" fo:font-style="normal" fo:font-weight="bold" officeooo:rsid="01030deb" style:font-style-asian="normal" style:font-weight-asian="bold" style:font-style-complex="normal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cc1870" style:font-weight-asian="bold" style:font-weight-complex="bold"/>
    </style:style>
    <style:style style:name="T35" style:family="text">
      <style:text-properties fo:font-weight="bold" officeooo:rsid="00f8bb1e" style:font-weight-asian="bold" style:font-weight-complex="bold"/>
    </style:style>
    <style:style style:name="T36" style:family="text">
      <style:text-properties fo:font-weight="bold" officeooo:rsid="00fa8d7b" style:font-weight-asian="bold" style:font-weight-complex="bold"/>
    </style:style>
    <style:style style:name="T37" style:family="text">
      <style:text-properties fo:font-weight="bold" officeooo:rsid="00107df5" style:font-weight-asian="bold" style:font-weight-complex="bold"/>
    </style:style>
    <style:style style:name="T38" style:family="text">
      <style:text-properties fo:font-weight="bold" officeooo:rsid="01030deb" style:font-weight-asian="bold" style:font-weight-complex="bold"/>
    </style:style>
    <style:style style:name="T39" style:family="text">
      <style:text-properties fo:font-weight="bold" officeooo:rsid="009573a6" style:font-weight-asian="bold" style:font-weight-complex="bold"/>
    </style:style>
    <style:style style:name="T40" style:family="text">
      <style:text-properties fo:font-weight="bold" officeooo:rsid="0106888d" style:font-weight-asian="bold" style:font-weight-complex="bold"/>
    </style:style>
    <style:style style:name="T41" style:family="text">
      <style:text-properties fo:font-weight="bold" officeooo:rsid="010c20fc" style:font-weight-asian="bold" style:font-weight-complex="bold"/>
    </style:style>
    <style:style style:name="T42" style:family="text">
      <style:text-properties fo:font-weight="bold" officeooo:rsid="010df469" style:font-weight-asian="bold" style:font-weight-complex="bold"/>
    </style:style>
    <style:style style:name="T43" style:family="text">
      <style:text-properties fo:font-weight="bold" officeooo:rsid="01163493" style:font-weight-asian="bold" style:font-weight-complex="bold"/>
    </style:style>
    <style:style style:name="T44" style:family="text">
      <style:text-properties style:font-name="Liberation Serif" fo:font-weight="normal" officeooo:rsid="00e49109" style:font-weight-asian="normal" style:font-weight-complex="normal"/>
    </style:style>
    <style:style style:name="T45" style:family="text">
      <style:text-properties officeooo:rsid="00d86adc"/>
    </style:style>
    <style:style style:name="T46" style:family="text">
      <style:text-properties officeooo:rsid="00f8bb1e"/>
    </style:style>
    <style:style style:name="T47" style:family="text">
      <style:text-properties officeooo:rsid="00fa8d7b"/>
    </style:style>
    <style:style style:name="T48" style:family="text">
      <style:text-properties officeooo:rsid="00ff7d8a"/>
    </style:style>
    <style:style style:name="T49" style:family="text">
      <style:text-properties officeooo:rsid="01012e5e"/>
    </style:style>
    <style:style style:name="T50" style:family="text">
      <style:text-properties officeooo:rsid="01030deb"/>
    </style:style>
    <style:style style:name="T51" style:family="text">
      <style:text-properties officeooo:rsid="01038dc2"/>
    </style:style>
    <style:style style:name="T52" style:family="text">
      <style:text-properties fo:font-style="normal" officeooo:rsid="01038dc2" style:font-style-asian="normal" style:font-style-complex="normal"/>
    </style:style>
    <style:style style:name="T53" style:family="text">
      <style:text-properties officeooo:rsid="01039f42"/>
    </style:style>
    <style:style style:name="T54" style:family="text">
      <style:text-properties officeooo:rsid="01066c5d"/>
    </style:style>
    <style:style style:name="T55" style:family="text">
      <style:text-properties officeooo:rsid="00be0635"/>
    </style:style>
    <style:style style:name="T56" style:family="text">
      <style:text-properties officeooo:rsid="0106888d"/>
    </style:style>
    <style:style style:name="T57" style:family="text">
      <style:text-properties officeooo:rsid="0106e473"/>
    </style:style>
    <style:style style:name="T58" style:family="text">
      <style:text-properties officeooo:rsid="0107ad7f"/>
    </style:style>
    <style:style style:name="T59" style:family="text">
      <style:text-properties officeooo:rsid="010a929b"/>
    </style:style>
    <style:style style:name="T60" style:family="text">
      <style:text-properties officeooo:rsid="010b8e44"/>
    </style:style>
    <style:style style:name="T61" style:family="text">
      <style:text-properties officeooo:rsid="010c20fc"/>
    </style:style>
    <style:style style:name="T62" style:family="text">
      <style:text-properties officeooo:rsid="0110aa71"/>
    </style:style>
    <style:style style:name="T63" style:family="text">
      <style:text-properties officeooo:rsid="01111fad"/>
    </style:style>
    <style:style style:name="T64" style:family="text">
      <style:text-properties officeooo:rsid="0111e4ab"/>
    </style:style>
    <style:style style:name="T65" style:family="text">
      <style:text-properties officeooo:rsid="011924e7"/>
    </style:style>
    <style:style style:name="T66" style:family="text">
      <style:text-properties officeooo:rsid="011b0da5"/>
    </style:style>
    <style:style style:name="T67" style:family="text">
      <style:text-properties officeooo:rsid="011c4e1e"/>
    </style:style>
    <style:style style:name="T68" style:family="text">
      <style:text-properties officeooo:rsid="009573a6"/>
    </style:style>
    <style:style style:name="T69" style:family="text">
      <style:text-properties officeooo:rsid="011d1b76"/>
    </style:style>
    <style:style style:name="T70" style:family="text">
      <style:text-properties officeooo:rsid="011e83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Dear Dr. </text:span>Rodriguez-Vega<text:span text:style-name="T1">,</text:span></text:p>
      <text:p text:style-name="P1"/>
      <text:p text:style-name="P27"/>
      <text:p text:style-name="P3">Sincerely,<text:line-break/><text:line-break/>Benjamin Michen<text:line-break/>Jan Carl Budich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20"/>
      <text:p text:style-name="P20"><text:soft-page-break/>------------------------------------------------------------------------------------------------</text:p>
      <text:p text:style-name="P20">Reply to Report of Referee A (Referee A in boldface)</text:p>
      <text:p text:style-name="P20">------------------------------------------------------------------------------------------------</text:p>
      <text:p text:style-name="P20"/>
      <text:p text:style-name="P11"><text:span text:style-name="T23">I would like to thank the authors for their detailed replies and the</text:span><text:span text:style-name="T24"> </text:span><text:span text:style-name="T23">effort they have put into revising</text:span><text:span text:style-name="T24"> </text:span><text:span text:style-name="T23">the manuscript “Quantum Hall Effect</text:span><text:span text:style-name="T24"> </text:span><text:span text:style-name="T23">without Chern Bands”. The revised version and the response clarify</text:span><text:span text:style-name="T24"> </text:span><text:span text:style-name="T23">several key points raised in the first round of review.<text:line-break/><text:line-break/>In particular, the authors now provide a more intuitive physical</text:span><text:span text:style-name="T24"> </text:span><text:span text:style-name="T23">picture of how disorder induces topology through a rounding mechanism</text:span><text:span text:style-name="T24"> </text:span><text:span text:style-name="T23">of the Hall conductance. This improved discussion makes the central</text:span><text:span text:style-name="T24"> </text:span><text:span text:style-name="T23">idea of the work more transparent. Furthermore, they have clearly</text:span><text:span text:style-name="T24"> </text:span><text:span text:style-name="T23">distinguished their mechanism from the well-known topological Anderson</text:span><text:span text:style-name="T24"> </text:span><text:span text:style-name="T23">insulator scenario, highlighting that in their case no</text:span><text:span text:style-name="T24"> </text:span><text:span text:style-name="T23">disorder-induced band inversion is required. This distinction</text:span><text:span text:style-name="T24"> </text:span><text:span text:style-name="T23">addresses concerns regarding novelty and sets their work apart from</text:span><text:span text:style-name="T24"> </text:span><text:span text:style-name="T23">earlier literature.<text:line-break/><text:line-break/>Overall, the manuscript has been significantly improved in clarity and</text:span><text:span text:style-name="T24"> </text:span><text:span text:style-name="T23">presentation. I therefore recommend the current version of the</text:span><text:span text:style-name="T24"> </text:span><text:span text:style-name="T23">manuscript for publication in Physical Review Letters.</text:span></text:p>
      <text:p text:style-name="P13"><text:span text:style-name="Strong_20_Emphasis"><text:span text:style-name="T17"/></text:span></text:p>
      <text:p text:style-name="P14"><text:span text:style-name="Strong_20_Emphasis"><text:span text:style-name="T18">We thank Referee A for their efforts in reviewing our </text:span></text:span><text:span text:style-name="Strong_20_Emphasis"><text:span text:style-name="T19">work </text:span></text:span><text:span text:style-name="Strong_20_Emphasis"><text:span text:style-name="T18">and their extensive feedback, which contributed greatly to improving the </text:span></text:span><text:span text:style-name="Strong_20_Emphasis"><text:span text:style-name="T19">original </text:span></text:span><text:span text:style-name="Strong_20_Emphasis"><text:span text:style-name="T18">manuscript.</text:span></text:span></text:p>
      <text:p text:style-name="P25"><text:span text:style-name="Strong_20_Emphasis"><text:span text:style-name="T18"/></text:span></text:p>
      <text:p text:style-name="P21">------------------------------------------------------------------------------------------------</text:p>
      <text:p text:style-name="P21">Reply to Report of Referee B (Referee B in boldface)</text:p>
      <text:p text:style-name="P21">------------------------------------------------------------------------------------------------</text:p>
      <text:p text:style-name="P15"><text:line-break/><text:span text:style-name="T33">I reviewed the revised version of the manuscript “Quantum Hall effect</text:span><text:span text:style-name="T35"> </text:span><text:span text:style-name="T33">without Chern bands”,</text:span><text:span text:style-name="T35"> </text:span><text:span text:style-name="T33">submitted for publication in Physical Review</text:span><text:span text:style-name="T35"> </text:span><text:span text:style-name="T33">Letters.</text:span><text:span text:style-name="T35"> </text:span></text:p>
      <text:p text:style-name="P15"><text:span text:style-name="T33"><text:line-break/>I generally find the authors’ replies to the questions and remarks</text:span><text:span text:style-name="T35"> </text:span><text:span text:style-name="T33">raised by all referees</text:span><text:span text:style-name="T35"> </text:span><text:span text:style-name="T33">persuasive.<text:line-break/><text:line-break/>In particular, the specificity of the novelty claims are now clearer</text:span><text:span text:style-name="T35"> </text:span><text:span text:style-name="T33">to me, and I believe that the</text:span><text:span text:style-name="T35"> </text:span><text:span text:style-name="T33">authors convincingly argue that the</text:span><text:span text:style-name="T35"> </text:span><text:span text:style-name="T33">references mentioned by Referee C do not imply the</text:span><text:span text:style-name="T35"> </text:span><text:span text:style-name="T33">phenomenon they</text:span><text:span text:style-name="T35"> </text:span><text:span text:style-name="T33">observe in this manuscript. I am not sure I completely understand the</text:span><text:span text:style-name="T35"> </text:span><text:span text:style-name="T33">authors’ reply to my question regarding the relation with Ref. [31]</text:span><text:span text:style-name="T35"> </text:span><text:span text:style-name="T33">(Ref. [32] in the previous version). However, it is undoubtedly true</text:span><text:span text:style-name="T35"> </text:span><text:span text:style-name="T33">that the effect reported in that work requires a</text:span><text:span text:style-name="T35"> </text:span><text:span text:style-name="T33">nonzero coupling to</text:span><text:span text:style-name="T35"> </text:span><text:span text:style-name="T33">topologically non-trivial Chern bands, a feature that is completely</text:span><text:span text:style-name="T35"> </text:span><text:span text:style-name="T33">absent here. This is arguably enough to establish novelty in my</text:span><text:span text:style-name="T35"> </text:span><text:span text:style-name="T33">opinion.</text:span></text:p>
      <text:p text:style-name="P5"/>
      <text:p text:style-name="P16">We thank Referee B for <text:span text:style-name="T46">taking the time to review our manuscript again and </text:span>their <text:span text:style-name="T46">benevolent feedback.</text:span><text:span text:style-name="T47"> We also greatly appreciate their detailed suggestions for improvement in the previous round of reports.</text:span></text:p>
      <text:p text:style-name="P26"><text:span text:style-name="T2"><text:s/></text:span><text:span text:style-name="Strong_20_Emphasis"><text:span text:style-name="T34">------------------------------------------------------------------------------------------------<text:line-break/>As a final remark, I still find the discussion on the spectral</text:span></text:span><text:span text:style-name="Strong_20_Emphasis"><text:span text:style-name="T36"> </text:span></text:span><text:span text:style-name="Strong_20_Emphasis"><text:span text:style-name="T34">localizer rather hard to follow</text:span></text:span><text:span text:style-name="Strong_20_Emphasis"><text:span text:style-name="T36"> </text:span></text:span><text:span text:style-name="Strong_20_Emphasis"><text:span text:style-name="T34">(notably, in contrast with the rest of</text:span></text:span><text:span text:style-name="Strong_20_Emphasis"><text:span text:style-name="T36"> </text:span></text:span><text:span text:style-name="Strong_20_Emphasis"><text:span text:style-name="T34">the text which is rather accessible), probably due to the</text:span></text:span><text:span text:style-name="Strong_20_Emphasis"><text:span text:style-name="T36"> </text:span></text:span><text:span text:style-name="Strong_20_Emphasis"><text:span text:style-name="T34">high</text:span></text:span><text:span text:style-name="Strong_20_Emphasis"><text:span text:style-name="T36"> </text:span></text:span><text:span text:style-name="Strong_20_Emphasis"><text:span text:style-name="T34">“compression” of the text. I understand that the analysis of the</text:span></text:span><text:span text:style-name="Strong_20_Emphasis"><text:span text:style-name="T36"> </text:span></text:span><text:span text:style-name="Strong_20_Emphasis"><text:span text:style-name="T34">spectral localizer is meant as a complementary argument reinforcing</text:span></text:span><text:span text:style-name="Strong_20_Emphasis"><text:span text:style-name="T36"> </text:span></text:span><text:span text:style-name="Strong_20_Emphasis"><text:span text:style-name="T34">the results based on transport calculations; still it would be perhaps</text:span></text:span><text:span text:style-name="Strong_20_Emphasis"><text:span text:style-name="T36"> </text:span></text:span><text:span text:style-name="Strong_20_Emphasis"><text:span text:style-name="T34">useful for readers that part of the authors’ replies to questions #2<text:line-break/>and #3 in my previous report be included in some form in the</text:span></text:span><text:span text:style-name="Strong_20_Emphasis"><text:span text:style-name="T36"> </text:span></text:span><text:span text:style-name="Strong_20_Emphasis"><text:span text:style-name="T34">supplemental material.</text:span></text:span></text:p>
      <text:p text:style-name="P6"><text:soft-page-break/><text:span text:style-name="Strong_20_Emphasis"><text:span text:style-name="T3">The spectral localizer analysis is indeed an intricate topic</text:span></text:span><text:span text:style-name="Strong_20_Emphasis"><text:span text:style-name="T5">. We have revised Section 5 of the appendix to </text:span></text:span><text:span text:style-name="Strong_20_Emphasis"><text:span text:style-name="T3">include the gist of the replies to question #2 and #3 </text:span></text:span><text:span text:style-name="Strong_20_Emphasis"><text:span text:style-name="T4">of the previous report </text:span></text:span><text:span text:style-name="Strong_20_Emphasis"><text:span text:style-name="T5">for additional clarity.</text:span></text:span></text:p>
      <text:p text:style-name="P4"><text:span text:style-name="Strong_20_Emphasis"><text:span text:style-name="T44"/></text:span></text:p>
      <text:p text:style-name="P10"><text:span text:style-name="T45"><text:s/></text:span>------------------------------------------------------------------------------------------------</text:p>
      <text:p text:style-name="P10">Reply to Report of Referee <text:span text:style-name="T16">C</text:span> (Referee <text:span text:style-name="T16">C</text:span> in boldface)</text:p>
      <text:p text:style-name="P10">------------------------------------------------------------------------------------------------</text:p>
      <text:p text:style-name="P12"/>
      <text:p text:style-name="P8">In their reply, the authors have made a strong argument about the<text:span text:style-name="T49"> </text:span>novelty of their work. I<text:span text:style-name="T49"> </text:span>must admit that in my previous review, I<text:span text:style-name="T49"> </text:span>misunderstood the main message. As the authors have explained, the<text:span text:style-name="T49"> </text:span>main finding (please correct me if I am wrong) of the present<text:span text:style-name="T49"> </text:span>manuscript is the enhancement of the Hall conductance in the metallic<text:span text:style-name="T49"> </text:span>regime due to disorder. This is<text:span text:style-name="T49"> </text:span>different from the earlier<text:span text:style-name="T49"> </text:span>phenomenological work on Topological Anderson Insulator where a robust<text:span text:style-name="T49"> </text:span>conductance is observed in the bulk region in presence of strong<text:span text:style-name="T49"> </text:span>impurity.</text:p>
      <text:p text:style-name="P8"/>
      <text:p text:style-name="P28">We are grateful to Referee C for their review which enabled us to better emphasize the novel aspects of our study.<text:span text:style-name="T60"> In the following, we reply to the further concerns raised by Referee C</text:span><text:span text:style-name="T61"> in this round of reports</text:span><text:span text:style-name="T60">. </text:span></text:p>
      <text:p text:style-name="P8"/>
      <text:p text:style-name="P42"><text:span text:style-name="T37">------------------------------------------------------------------------------------------------</text:span><text:line-break/><text:span text:style-name="T33">While the numerical analysis is impressive, I believe the manuscript</text:span><text:span text:style-name="T38"> </text:span><text:span text:style-name="T33">still lacks clear explanation of</text:span><text:span text:style-name="T38"> </text:span><text:span text:style-name="T33">the underlying mechanism. </text:span></text:p>
      <text:p text:style-name="P8"/>
      <text:p text:style-name="P31">We relate the formation of the integer quantum Hall phase to a rounding mechanism of the clean Hall conductance to the nearest integer value. In the thermodynamic limit, any finite disorder strength will induce a mobility gap and thus <text:span text:style-name="T54">force a quantization of the </text:span>Hall conductance <text:span text:style-name="T54">to some </text:span>integer value<text:span text:style-name="T54">, a fact firmly established </text:span><text:span text:style-name="T69">in</text:span><text:span text:style-name="T54"> </text:span><text:span text:style-name="T25">PR</text:span><text:span text:style-name="T54">B</text:span><text:span text:style-name="T55"> </text:span><text:span text:style-name="T54">31,</text:span><text:span text:style-name="T55"> </text:span><text:span text:style-name="T54">3372</text:span><text:span text:style-name="T55"> (</text:span><text:span text:style-name="Strong_20_Emphasis"><text:span text:style-name="T10">1985</text:span></text:span><text:span text:style-name="Strong_20_Emphasis"><text:span text:style-name="T9">)</text:span></text:span>. <text:span text:style-name="T57">The main merit of our work is to show that a quantization to a non-zero integer value </text:span><text:span text:style-name="T58">at the onset of disorder </text:span><text:span text:style-name="T57">happens for a Fermi energy in a large window within the bulk bands</text:span><text:span text:style-name="T69"> of our system</text:span><text:span text:style-name="T57">, even though the Chern number of all bands is zero. </text:span><text:span text:style-name="T58"><text:s/>The intuitive reason </text:span><text:span text:style-name="T69">behind </text:span><text:span text:style-name="T58">this is that the clean Hall conductance within this window is &gt;0.5 and thus a natural "rounding mechanism" to the nearest integer occurs. We find this intuition fully confirmed by our numerical studies and also to agree with the results of </text:span><text:span text:style-name="T26">previous Replica </text:span><text:span text:style-name="T27">T</text:span><text:span text:style-name="T26">heory </text:span><text:span text:style-name="T27">studies </text:span><text:span text:style-name="T26">of disordered Chern insulators, see Annals of Physics, Volume 456, 169258 (2023)</text:span><text:span text:style-name="T27">.</text:span><text:span text:style-name="T28"> </text:span></text:p>
      <text:p text:style-name="P31"><text:span text:style-name="Emphasis"><text:span text:style-name="T29"/></text:span></text:p>
      <text:p text:style-name="P31"><text:span text:style-name="Emphasis"><text:span text:style-name="T30">The abstract of the revised manuscript now conveys this intuition at the outset, helping the reader to better contextualize the contents of the main text.</text:span></text:span></text:p>
      <text:p text:style-name="P31"><text:span text:style-name="Emphasis"><text:span text:style-name="T29"/></text:span></text:p>
      <text:p text:style-name="P32"><text:span text:style-name="Emphasis"><text:span text:style-name="T31">------------------------------------------------------------------------------------------------</text:span></text:span></text:p>
      <text:p text:style-name="P32"><text:span text:style-name="Emphasis"><text:span text:style-name="T31">One</text:span></text:span><text:span text:style-name="Emphasis"><text:span text:style-name="T32"> </text:span></text:span><text:span text:style-name="Emphasis"><text:span text:style-name="T31">possible mechanism can be the modification of the effective mass</text:span></text:span><text:span text:style-name="Emphasis"><text:span text:style-name="T32"> </text:span></text:span><text:span text:style-name="Emphasis"><text:span text:style-name="T31">term</text:span></text:span><text:span text:style-name="Emphasis"><text:span text:style-name="T32"> </text:span></text:span><text:span text:style-name="Emphasis"><text:span text:style-name="T31">which can be obtained through the self energy as explained in PRL 103,</text:span></text:span><text:span text:style-name="Emphasis"><text:span text:style-name="T32"> </text:span></text:span><text:span text:style-name="Emphasis"><text:span text:style-name="T31">196805 (2009). This can modify the Hall conductance at any energy.</text:span></text:span><text:span text:style-name="Emphasis"><text:span text:style-name="T32"> </text:span></text:span><text:span text:style-name="Emphasis"><text:span text:style-name="T31">However the nature of the mass term is not very</text:span></text:span><text:span text:style-name="Emphasis"><text:span text:style-name="T32"> </text:span></text:span><text:span text:style-name="Emphasis"><text:span text:style-name="T31">clear in the present</text:span></text:span><text:span text:style-name="Emphasis"><text:span text:style-name="T32"> </text:span></text:span><text:span text:style-name="Emphasis"><text:span text:style-name="T31">work. </text:span></text:span></text:p>
      <text:p text:style-name="P32"><text:span text:style-name="Emphasis"><text:span text:style-name="T29"/></text:span></text:p>
      <text:p text:style-name="P30">The mass term in PRL 103,<text:span text:style-name="T50"> </text:span>196805 (2009) is a model<text:span text:style-name="T69">-</text:span>specific parameter that determines the Chern number of the the effective band structure emerging from a disorder-averaged Green's function. <text:span text:style-name="T53">As Referee C points out correctly</text:span>, <text:span text:style-name="T51">calculating a disorder-averaged Green's function and </text:span><text:span text:style-name="T59">obtaining correlation lengths and </text:span><text:span text:style-name="T53">characterizing its topological properties could be very insightful</text:span><text:span text:style-name="T51">. However, in contrast to </text:span>PRL 103,<text:span text:style-name="T50"> </text:span>196805 (2009)<text:span text:style-name="T51">, this </text:span>Green's function<text:span text:style-name="T51"> would be needed at a Fermi energy in the bulk spectrum and not in a gap. There, issues with small denominators appearing in perturbative expansions </text:span><text:span text:style-name="T56">require extra care </text:span><text:span text:style-name="T51">(see </text:span><text:span text:style-name="Strong_20_Emphasis"><text:span text:style-name="T6">"</text:span></text:span><text:span text:style-name="Strong_20_Emphasis"><text:span text:style-name="T7">A rigorous approach to Anderson localization", </text:span></text:span><text:span text:style-name="Emphasis"><text:span text:style-name="T52">Physics Reports</text:span></text:span><text:span text:style-name="Strong_20_Emphasis"><text:span text:style-name="T7">, Vol. 103, 1–4, 1984)</text:span></text:span><text:span text:style-name="Strong_20_Emphasis"><text:span text:style-name="T8">.</text:span></text:span><text:span text:style-name="Strong_20_Emphasis"><text:span text:style-name="T11"> </text:span></text:span></text:p>
      <text:p text:style-name="P30"><text:soft-page-break/><text:span text:style-name="Strong_20_Emphasis"><text:span text:style-name="T11"/></text:span></text:p>
      <text:p text:style-name="P30"><text:span text:style-name="Strong_20_Emphasis"><text:span text:style-name="T11">We are convinced that our numerical calculations </text:span></text:span><text:span text:style-name="Strong_20_Emphasis"><text:span text:style-name="T12">of transport and various topological markers as well as the agreement with the results of </text:span></text:span><text:span text:style-name="Strong_20_Emphasis"><text:span text:style-name="T20"><text:s/>Annals of Physics, Volume 456, 169258 (2023)</text:span></text:span><text:span text:style-name="Strong_20_Emphasis"><text:span text:style-name="T21"> back our claims sufficiently in order to establish the "Quantum Hall Effect without Chern Bands" as a new physical phenomenon in this letter. However, </text:span></text:span><text:span text:style-name="Strong_20_Emphasis"><text:span text:style-name="T22">a</text:span></text:span><text:span text:style-name="Strong_20_Emphasis"><text:span text:style-name="T21"> proper calculation of real-space Green's functions and their topological properties in the disordered system is certainly an interesting direction for future study. The revised manuscript mentions </text:span></text:span><text:span text:style-name="Strong_20_Emphasis"><text:span text:style-name="T22">now </text:span></text:span><text:span text:style-name="Strong_20_Emphasis"><text:span text:style-name="T21">this explicitly in the concluding discussion.</text:span></text:span></text:p>
      <text:p text:style-name="P29"><text:span text:style-name="Strong_20_Emphasis"><text:span text:style-name="T8"/></text:span></text:p>
      <text:p text:style-name="P9">------------------------------------------------------------------------------------------------</text:p>
      <text:p text:style-name="P43"><text:span text:style-name="T39">An alternative way is to look at the modification of a suitable</text:span><text:span text:style-name="T40"> </text:span><text:span text:style-name="T39">order parameter via the</text:span><text:span text:style-name="T40"> </text:span><text:span text:style-name="T39">quantum states which is shown in PRB 110,</text:span><text:span text:style-name="T40"> </text:span><text:span text:style-name="T39">125117 (2024) for both periodic and quasi-random systems. There are</text:span><text:span text:style-name="T40"> </text:span><text:span text:style-name="T39">other possible mechanism like the extrinsic mechanism</text:span><text:span text:style-name="T40"> </text:span><text:span text:style-name="T39">responsible for</text:span><text:span text:style-name="T40"> </text:span><text:span text:style-name="T39">anomalous Hall effects (see for example PRL 97, 126602 (2006)) which<text:line-break/>is quite suitable for normal metallic systems can also play a</text:span><text:span text:style-name="T40"> </text:span><text:span text:style-name="T39">significant role here.</text:span><text:span text:style-name="T41"> </text:span><text:span text:style-name="T33">The authors argue that a small impurity can</text:span><text:span text:style-name="T41"> </text:span><text:span text:style-name="T33">cause a mobility gap which in turns generate topologically protected</text:span><text:span text:style-name="T42"> </text:span><text:span text:style-name="T33">edge conductance. However there is no clear explanation of why this</text:span><text:span text:style-name="T41"> </text:span><text:span text:style-name="T33">gap should be non-trivial - that is the sub-bands on the either side</text:span><text:span text:style-name="T41"> </text:span><text:span text:style-name="T33">of the gap should have different Chern number. </text:span></text:p>
      <text:p text:style-name="P2"/>
      <text:p text:style-name="P34">Here<text:span text:style-name="T62"> </text:span>we would like to point again to the disorder-induced mechanism of rounding sigma_xy to the nearest integer that we mentioned in our answer to the first point and also summarize in the abstract of the revised manuscript.<text:span text:style-name="T67"> </text:span><text:span text:style-name="T69">The </text:span><text:span text:style-name="T67">revised manuscript </text:span><text:span text:style-name="T69">now contains </text:span><text:span text:style-name="T68">PRL 97, 126602 (2006)</text:span><text:span text:style-name="T67"> as a reference</text:span><text:span text:style-name="T69">.</text:span></text:p>
      <text:p text:style-name="P33"/>
      <text:p text:style-name="P38">------------------------------------------------------------------------------------------------</text:p>
      <text:p text:style-name="P38">The fact that Berry<text:span text:style-name="T63"> </text:span>curvature can be locally (in different parts of the BZ) different,<text:span text:style-name="T63"> </text:span>multiple bands within a specific energy window can have same Chern<text:span text:style-name="T63"> </text:span>number as well which would make the intermediate gap trivial and thus<text:span text:style-name="T63"> </text:span>could exclude the possibility of quantized edge<text:span text:style-name="T63"> </text:span>states. There is also<text:span text:style-name="T63"> </text:span>no insight on the magnitude of the gap which is relevant to estimate<text:span text:style-name="T63"> </text:span>the robustness of the quantized conductance or the localization length<text:span text:style-name="T63"> </text:span>associated with the<text:span text:style-name="T63"> </text:span>mobility gap.</text:p>
      <text:p text:style-name="P38"/>
      <text:p text:style-name="P35">While the magnitude of the mobility gap (which is proportional to the inverse of the localization length) is <text:span text:style-name="T64">relevant for finite size </text:span><text:span text:style-name="T67">effects</text:span><text:span text:style-name="T64">, it does not matter in the thermodynamic limit. </text:span><text:span text:style-name="T67">There</text:span><text:span text:style-name="T64">, the edges of the system cannot communicate at any value of the localization length and the Hall conductance becomes quantized </text:span><text:span text:style-name="T25">PR</text:span><text:span text:style-name="T54">B</text:span><text:span text:style-name="T55"> </text:span><text:span text:style-name="T54">31,</text:span><text:span text:style-name="T55"> </text:span><text:span text:style-name="T54">3372</text:span><text:span text:style-name="T55"> (</text:span><text:span text:style-name="Strong_20_Emphasis"><text:span text:style-name="T10">1985</text:span></text:span><text:span text:style-name="Strong_20_Emphasis"><text:span text:style-name="T9">)</text:span></text:span><text:span text:style-name="Strong_20_Emphasis"><text:span text:style-name="T13">. </text:span></text:span></text:p>
      <text:p text:style-name="P35"><text:span text:style-name="Strong_20_Emphasis"><text:span text:style-name="T13"/></text:span></text:p>
      <text:p text:style-name="P35"><text:span text:style-name="Strong_20_Emphasis"><text:span text:style-name="T13">If one is interested in the </text:span></text:span><text:span text:style-name="Strong_20_Emphasis"><text:span text:style-name="T14">robustness</text:span></text:span><text:span text:style-name="Strong_20_Emphasis"><text:span text:style-name="T13"> of the emergent quantum Hall effect against interactions and finite temperature, one should consider the energy window over which we expect a constant non-zero integer Hall conductance at the onset of disorder</text:span></text:span><text:span text:style-name="Strong_20_Emphasis"><text:span text:style-name="T15">, i.e., a stable Hall plateau. </text:span></text:span><text:span text:style-name="Strong_20_Emphasis"><text:span text:style-name="T13">This window is given by the energies </text:span></text:span><text:span text:style-name="Strong_20_Emphasis"><text:span text:style-name="T14">where </text:span></text:span><text:span text:style-name="Strong_20_Emphasis"><text:span text:style-name="T13">sigma_xy &gt; 0.5</text:span></text:span><text:span text:style-name="Strong_20_Emphasis"><text:span text:style-name="T14"> in the clean system and is indicated as a gray corridor in Fig. 4 of the manuscript. For a Fermi energy placed in the middle of the gray corridor, the integer Hall conductance</text:span></text:span><text:span text:style-name="Strong_20_Emphasis"><text:span text:style-name="T15"> emerging at weak disorder</text:span></text:span><text:span text:style-name="Strong_20_Emphasis"><text:span text:style-name="T14"> should be at least robust against interactions and temperatures that are one order of magnitude smaller than the corridor width</text:span></text:span><text:span text:style-name="Strong_20_Emphasis"><text:span text:style-name="T15">.</text:span></text:span></text:p>
      <text:p text:style-name="P35"><text:span text:style-name="Strong_20_Emphasis"><text:span text:style-name="T14"/></text:span></text:p>
      <text:p text:style-name="P40"><text:span text:style-name="Strong_20_Emphasis"><text:span text:style-name="T33">------------------------------------------------------------------------------------------------</text:span></text:span></text:p>
      <text:p text:style-name="P39"><text:span text:style-name="Strong_20_Emphasis"><text:span text:style-name="T33">In conclusion, I am still unable to recommend the manuscript for PRL</text:span></text:span><text:span text:style-name="Strong_20_Emphasis"><text:span text:style-name="T43"> </text:span></text:span><text:span text:style-name="Strong_20_Emphasis"><text:span text:style-name="T33">in its present form.</text:span></text:span></text:p>
      <text:p text:style-name="P35"><text:span text:style-name="Strong_20_Emphasis"><text:span text:style-name="T13"/></text:span></text:p>
      <text:p text:style-name="P36"><text:span text:style-name="Strong_20_Emphasis"><text:span text:style-name="T14">We believe that the revised version of the manuscript fully addresses all concerns and is ready for publication in PRL.</text:span></text:span></text:p>
      <text:p text:style-name="P36"><text:span text:style-name="Strong_20_Emphasis"><text:span text:style-name="T14"/></text:span></text:p>
      <text:p text:style-name="P41"><text:span text:style-name="Strong_20_Emphasis"><text:span text:style-name="T33">------------------------------------------------------------------------------------------------</text:span></text:span></text:p>
      <text:p text:style-name="P2"><text:soft-page-break/></text:p>
      <text:p text:style-name="P17">Summary of changes:</text:p>
      <text:p text:style-name="Standard"/>
      <text:p text:style-name="P22">1.<text:span text:style-name="T48"> Revised Section 5 of the supplemental material according to Referee B's suggestions.</text:span></text:p>
      <text:p text:style-name="P45"/>
      <text:p text:style-name="P45">2. The abstract now conveys the intuition of a disorder-induced rounding of the Hall conductance to the nearest integer value. </text:p>
      <text:p text:style-name="P45"/>
      <text:p text:style-name="P45">3. The <text:span text:style-name="T70">concluding </text:span>discussion<text:span text:style-name="T65"> </text:span>now highlights the calculation of a real-space Green’s function for the disordered system, along with the extraction of localization length and topological properties, as a potentially fruitful direction for future work.<text:span text:style-name="T66"> A </text:span><text:span text:style-name="T70">reference pointed out by Referee C in this context and two other </text:span><text:span text:style-name="T66">related references </text:span><text:span text:style-name="T70">were </text:span><text:span text:style-name="T66">added.</text:span></text:p>
      <text:p text:style-name="P22"/>
      <text:p text:style-name="P23"><text:span text:style-name="T66">4</text:span>. Minor stylistic and typographic corrections.</text:p>
      <text:p text:style-name="P23"/>
      <text:p text:style-name="P24"/>
      <text:p text:style-name="Standard"/>
      <text:p text:style-name="P1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1T15:22:14.574051383</meta:creation-date>
    <dc:date>2025-09-24T16:06:58.275497047</dc:date>
    <meta:editing-duration>P1DT4H34M22S</meta:editing-duration>
    <meta:editing-cycles>142</meta:editing-cycles>
    <meta:generator>LibreOffice/7.3.7.2$Linux_X86_64 LibreOffice_project/30$Build-2</meta:generator>
    <meta:document-statistic meta:table-count="0" meta:image-count="0" meta:object-count="0" meta:page-count="5" meta:paragraph-count="44" meta:word-count="1645" meta:character-count="11379" meta:non-whitespace-character-count="9758"/>
  </office:meta>
</office:document-meta>
</file>